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10.64cm"/>
    </style:style>
    <style:style style:name="co3" style:family="table-column">
      <style:table-column-properties fo:break-before="auto" style:column-width="7.391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4.957cm"/>
    </style:style>
    <style:style style:name="co6" style:family="table-column">
      <style:table-column-properties fo:break-before="auto" style:column-width="5.487cm"/>
    </style:style>
    <style:style style:name="co7" style:family="table-column">
      <style:table-column-properties fo:break-before="auto" style:column-width="5.823cm"/>
    </style:style>
    <style:style style:name="co8" style:family="table-column">
      <style:table-column-properties fo:break-before="auto" style:column-width="10.444cm"/>
    </style:style>
    <style:style style:name="co9" style:family="table-column">
      <style:table-column-properties fo:break-before="auto" style:column-width="5.375cm"/>
    </style:style>
    <style:style style:name="co10" style:family="table-column">
      <style:table-column-properties fo:break-before="auto" style:column-width="4.48cm"/>
    </style:style>
    <style:style style:name="co11" style:family="table-column">
      <style:table-column-properties fo:break-before="auto" style:column-width="7.447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5.068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646cm" fo:break-before="auto" style:use-optimal-row-height="true"/>
    </style:style>
    <style:style style:name="ro8" style:family="table-row">
      <style:table-row-properties style:row-height="2.117cm" fo:break-before="auto" style:use-optimal-row-height="true"/>
    </style:style>
    <style:style style:name="ro9" style:family="table-row">
      <style:table-row-properties style:row-height="2.646cm" fo:break-before="auto" style:use-optimal-row-height="false"/>
    </style:style>
    <style:style style:name="ro10" style:family="table-row">
      <style:table-row-properties style:row-height="1.058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campos">
      <style:table-properties table:display="true" style:writing-mode="lr-tb" table:tab-color="#ff0000"/>
    </style:style>
    <style:style style:name="ta2" style:family="table" style:master-page-name="PageStyle_5f_objetivo">
      <style:table-properties table:display="true" style:writing-mode="lr-tb" table:tab-color="#548235"/>
    </style:style>
    <style:style style:name="ta3" style:family="table" style:master-page-name="PageStyle_5f_acoes">
      <style:table-properties table:display="true" style:writing-mode="lr-tb" table:tab-color="#7030a0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1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3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9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77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1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3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32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0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9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27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3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1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77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9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75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69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ENSINO, PESQUISA E EXTENÇÃO&quot;;&quot;INTERIORIZAÇÃO, INTERNACIONALIZAÇÃO E RELAÇÕES INSTITUCIONAIS&quot;;&quot;ESTUDANTES&quot;;&quot;PESSOAS&quot;;&quot;ORÇAMENTO&quot;;&quot;GESTÃO&quot;)" table:allow-empty-cell="true" table:display-list="unsorted" table:base-cell-address="acoes.B2">
          <table:help-message table:display="true"/>
          <table:error-message table:message-type="stop" table:display="true"/>
        </table:content-validation>
        <table:content-validation table:name="val2" table:condition="of:cell-content-is-in-list(&quot;Tático&quot;;&quot;Operacional&quot;)" table:allow-empty-cell="true" table:display-list="unsorted" table:base-cell-address="acoes.G2">
          <table:help-message table:display="true"/>
          <table:error-message table:message-type="stop" table:display="true"/>
        </table:content-validation>
        <table:content-validation table:name="val3" table:condition="of:cell-content-is-in-list(&quot;Qualitativo&quot;;&quot;Quantitativo&quot;)" table:allow-empty-cell="true" table:display-list="unsorted" table:base-cell-address="acoes.K2">
          <table:help-message table:display="true"/>
          <table:error-message table:message-type="stop" table:display="true"/>
        </table:content-validation>
        <table:content-validation table:name="val4" table:condition="of:cell-content-is-in-list(&quot;ENSINO, PESQUISA E EXTENÇÃO&quot;;&quot;INTERIORIZAÇÃO, INTERNACIONALIZAÇÃO E RELAÇÕES INSTITUCIONAIS&quot;;&quot;ESTUDANTES&quot;;&quot;PESSOAS&quot;;&quot;ORÇAMENTO&quot;;&quot;GESTÃO&quot;)" table:allow-empty-cell="true" table:display-list="unsorted" table:base-cell-address="acoes.B4">
          <table:help-message table:display="true"/>
          <table:error-message table:message-type="stop" table:display="true"/>
        </table:content-validation>
        <table:content-validation table:name="val5" table:condition="of:cell-content-is-in-list(&quot;Qualitativo&quot;;&quot;Quantitativo&quot;)" table:allow-empty-cell="true" table:display-list="unsorted" table:base-cell-address="acoes.G4">
          <table:help-message table:display="true"/>
          <table:error-message table:message-type="stop" table:display="true"/>
        </table:content-validation>
        <table:content-validation table:name="val6" table:condition="of:cell-content-is-in-list(&quot;Tático&quot;;&quot;Operacional&quot;)" table:allow-empty-cell="true" table:display-list="unsorted" table:base-cell-address="acoes.C2">
          <table:help-message table:display="true"/>
          <table:error-message table:message-type="stop" table:display="true"/>
        </table:content-validation>
      </table:content-validations>
      <table:table table:name="camp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.418cm" svg:height="1.005cm" svg:x="1.352cm" svg:y="0.053cm" draw:caption-point-x="-0.327cm" draw:caption-point-y="-0.043cm">
              <dc:date>2022-09-08T00:00:00</dc:date>
              <text:p text:style-name="P1">Código identificador Do objetivo.</text:p>
            </office:annotation>
            <text:p>COD</text:p>
          </table:table-cell>
          <table:table-cell table:style-name="ce1" office:value-type="string" calcext:value-type="string">
            <office:annotation draw:style-name="gr2" draw:text-style-name="P2" svg:width="6.487cm" svg:height="0.589cm" svg:x="6.696cm" svg:y="-0.003cm" draw:caption-point-x="4.969cm" draw:caption-point-y="0.013cm">
              <dc:date>2022-09-08T00:00:00</dc:date>
              <text:p text:style-name="P1">Descrição do que se pretende alcançar.</text:p>
            </office:annotation>
            <text:p>ÁREA</text:p>
          </table:table-cell>
          <table:table-cell table:style-name="ce1" office:value-type="string" calcext:value-type="string">
            <office:annotation draw:style-name="gr3" draw:text-style-name="P2" svg:width="11.364cm" svg:height="2.725cm" svg:x="9.765cm" svg:y="0.053cm" draw:caption-point-x="9.291cm" draw:caption-point-y="-0.043cm">
              <dc:date>2022-09-08T00:00:00</dc:date>
              <text:p text:style-name="P1">Indicação do objetivo estratégico institucional ao qual o processo, atividade ou projeto se relaciona, de acordo com o Plano de Desenvolvimento Institucional (PDI) vigente.</text:p>
            </office:annotation>
            <text:p>OBJETIVO ESTRATÉGICO VINCULADO</text:p>
          </table:table-cell>
          <table:table-cell table:style-name="ce1" office:value-type="string" calcext:value-type="string">
            <office:annotation draw:style-name="gr4" draw:text-style-name="P2" svg:width="8.488cm" svg:height="2.989cm" svg:x="16.172cm" svg:y="0.053cm" draw:caption-point-x="7.923cm" draw:caption-point-y="-0.043cm">
              <dc:date>2022-09-08T00:00:00</dc:date>
              <text:p text:style-name="P1">Parte quantitativa do objetivo. Exemplo: OBJETIVO: Aumentar aquisição de notebooks. META: Comprar 300 notebooks em 2021. (O responsável pelo cadastramento poderá inserir mais de uma meta).</text:p>
            </office:annotation>
            <text:p>META</text:p>
          </table:table-cell>
          <table:table-cell table:style-name="ce1" office:value-type="string" calcext:value-type="string">
            <office:annotation draw:style-name="gr5" draw:text-style-name="P2" svg:width="6.544cm" svg:height="2.275cm" svg:x="24.793cm" svg:y="0.053cm" draw:caption-point-x="4.259cm" draw:caption-point-y="-0.043cm">
              <dc:date>2022-09-08T00:00:00</dc:date>
              <text:p text:style-name="P1">Prazo estabelecido para o alcance da meta, e sua respectiva reavaliação. Exemplo: Até dezembro/2021.</text:p>
            </office:annotation>
            <text:p>PRAZO DA META</text:p>
          </table:table-cell>
          <table:table-cell table:style-name="ce7" office:value-type="string" calcext:value-type="string">
            <office:annotation draw:style-name="gr6" draw:text-style-name="P2" svg:width="6.571cm" svg:height="2.196cm" svg:x="26.486cm" svg:y="0.053cm" draw:caption-point-x="8.053cm" draw:caption-point-y="-0.043cm">
              <dc:date>2022-09-08T00:00:00</dc:date>
              <text:p text:style-name="P1">Descrição do que será feito para se alcançar a meta estabelecida. (O responsável pelo cadastramento poderá indicar mais de uma ação). </text:p>
            </office:annotation>
            <text:p>AÇÕES</text:p>
          </table:table-cell>
          <table:table-cell table:style-name="ce7" office:value-type="string" calcext:value-type="string">
            <office:annotation draw:style-name="gr7" draw:text-style-name="P2" svg:width="10.631cm" svg:height="0.977cm" svg:x="29.909cm" svg:y="0.053cm" draw:caption-point-x="10.118cm" draw:caption-point-y="-0.043cm">
              <dc:date>2022-09-08T00:00:00</dc:date>
              <text:p text:style-name="P1">Indicação se o nível do processo, atividade ou projeto é tático ou operacional.</text:p>
            </office:annotation>
            <text:p>NÍVEL</text:p>
          </table:table-cell>
          <table:table-cell table:style-name="ce7" office:value-type="string" calcext:value-type="string">
            <office:annotation draw:style-name="gr7" draw:text-style-name="P2" svg:width="6.678cm" svg:height="0.977cm" svg:x="37.909cm" svg:y="0.053cm" draw:caption-point-x="7.94cm" draw:caption-point-y="-0.043cm">
              <dc:date>2022-09-08T00:00:00</dc:date>
              <text:p text:style-name="P1">Recursos necessários para que a unidade realize a ação.</text:p>
            </office:annotation>
            <text:p>RECURSOS DA AÇÃO</text:p>
          </table:table-cell>
          <table:table-cell table:style-name="ce7" office:value-type="string" calcext:value-type="string">
            <office:annotation draw:style-name="gr8" draw:text-style-name="P2" svg:width="16.291cm" svg:height="1.719cm" svg:x="47.076cm" svg:y="0.053cm" draw:caption-point-x="9.217cm" draw:caption-point-y="-0.043cm">
              <dc:date>2022-09-08T00:00:00</dc:date>
              <text:p text:style-name="P1">Indicação da unidade responsável pelo processo, atividade ou projeto. Informando nome e código da unidade, conforme sistema SEI.</text:p>
            </office:annotation>
            <text:p>UNIDADES RESPONSÁVEL PELA IMPLEMENTAÇÃO DA AÇÃO</text:p>
          </table:table-cell>
          <table:table-cell table:style-name="ce1" office:value-type="string" calcext:value-type="string">
            <office:annotation draw:style-name="gr9" draw:text-style-name="P2" svg:width="14.756cm" svg:height="5.239cm" svg:x="46.811cm" svg:y="0.053cm" draw:caption-point-x="14.522cm" draw:caption-point-y="-0.043cm">
              <dc:date>2022-09-08T00:00:00</dc:date>
              <text:p text:style-name="P1">O indicador é uma medida, de ordem quantitativa ou qualitativa, dotada de significado particular e utilizada para organizar e captar as informações relevantes dos elementos que compõem o objeto da observação. É um recurso metodológico que informa empiricamente sobre a evolução do aspecto observado. Exemplo: número de notebooks comprados por mês.</text:p>
            </office:annotation>
            <text:p>INDICADOR</text:p>
          </table:table-cell>
          <table:table-cell table:style-name="ce1" office:value-type="string" calcext:value-type="string">
            <office:annotation draw:style-name="gr10" draw:text-style-name="P2" svg:width="5.185cm" svg:height="2.141cm" svg:x="57.255cm" svg:y="0.053cm" draw:caption-point-x="9.117cm" draw:caption-point-y="-0.043cm">
              <dc:date>2022-09-08T00:00:00</dc:date>
              <text:p text:style-name="P1">Indicação se o indicador é quantitativo ou qualitativo. (O responsável pelo cadastramento poderá inserir mais de um indicador).</text:p>
            </office:annotation>
            <text:p>TIPO DE INDICADOR</text:p>
          </table:table-cell>
          <table:table-cell table:style-name="ce1" office:value-type="string" calcext:value-type="string">
            <office:annotation draw:style-name="gr11" draw:text-style-name="P2" svg:width="7.023cm" svg:height="3.413cm" svg:x="62.269cm" svg:y="0.026cm" draw:caption-point-x="9.143cm" draw:caption-point-y="-0.016cm">
              <dc:date>2022-09-08T00:00:00</dc:date>
              <text:p text:style-name="P1">Descrição da fórmula/equação correspondente à operacionalização do indicador. (Como calcular o indicador?). Exemplo: Quantidade de computadores novos disponíveis para uso/mês (300/12).</text:p>
            </office:annotation>
            <text:p>FÓRMULA DE CÁLCULO</text:p>
          </table:table-cell>
          <table:table-cell table:style-name="ce1" office:value-type="string" calcext:value-type="string">
            <office:annotation draw:style-name="gr10" draw:text-style-name="P2" svg:width="4.193cm" svg:height="2.141cm" svg:x="67.969cm" svg:y="0.053cm" draw:caption-point-x="8.817cm" draw:caption-point-y="-0.043cm">
              <dc:date>2022-09-08T00:00:00</dc:date>
              <text:p text:style-name="P1">Periodicidade em que será feita medição do indicador proposto. Exemplos: MENSAL ou SEMESTRAL. </text:p>
            </office:annotation>
            <text:p>PERIODICIDADE DE <text:s/>MEDIÇÃO</text:p>
          </table:table-cell>
          <table:table-cell table:style-name="ce1" office:value-type="string" calcext:value-type="string">
            <office:annotation draw:style-name="gr12" draw:text-style-name="P2" svg:width="3.744cm" svg:height="2.529cm" svg:x="70.324cm" svg:y="0.053cm" draw:caption-point-x="10.942cm" draw:caption-point-y="-0.043cm">
              <dc:date>2022-09-08T00:00:00</dc:date>
              <text:p text:style-name="P1">Indicação, quando couber, da situação inicial na qual o indicador se encontrava antes do levantamento.</text:p>
            </office:annotation>
            <text:p>SITUAÇÃO INICIAL</text:p>
          </table:table-cell>
          <table:table-cell table:style-name="ce1" office:value-type="string" calcext:value-type="string">
            <text:p>SITUAÇÃO ATUAL</text:p>
          </table:table-cell>
          <table:table-cell table:style-name="ce11" office:value-type="string" calcext:value-type="string">
            <office:annotation draw:style-name="gr13" draw:text-style-name="P2" svg:width="20.931cm" svg:height="3.281cm" svg:x="90.016cm" svg:y="0.053cm" draw:caption-point-x="1.553cm" draw:caption-point-y="-0.043cm">
              <dc:date>2022-09-08T00:00:00</dc:date>
              <text:p text:style-name="P1">Indicação do percentual calculado pelo sistema com base no indicador estipulado. </text:p>
            </office:annotation>
            <text:p>CUMPRIMENTO DA META (%)</text:p>
          </table:table-cell>
          <table:table-cell table:style-name="ce13" office:value-type="string" calcext:value-type="string">
            <office:annotation draw:style-name="gr14" draw:text-style-name="P2" svg:width="13.349cm" svg:height="1.693cm" svg:x="91.471cm" svg:y="0.053cm" draw:caption-point-x="7.545cm" draw:caption-point-y="-0.043cm">
              <dc:date>2022-09-08T00:00:00</dc:date>
              <text:p text:style-name="P1">Indicação da unidade responsável pelo controle do processo, atividade ou projeto. Informando nome e código da unidade, conforme sistema SEI.</text:p>
            </office:annotation>
            <text:p>UNIDADE RESPONSÁVEL PELO CONTROLE</text:p>
          </table:table-cell>
          <table:table-cell table:style-name="ce13" office:value-type="string" calcext:value-type="string">
            <office:annotation draw:style-name="gr15" draw:text-style-name="P2" svg:width="19.553cm" svg:height="1.323cm" svg:x="93.166cm" svg:y="0.053cm" draw:caption-point-x="11.142cm" draw:caption-point-y="-0.043cm">
              <dc:date>2022-09-08T00:00:00</dc:date>
              <text:p text:style-name="P1">Considerações do gestor responsável pelo cumprimento da meta sobre os resultados alcançados. </text:p>
            </office:annotation>
            <text:p>PARECER</text:p>
          </table:table-cell>
          <table:table-cell table:style-name="ce13" office:value-type="string" calcext:value-type="string">
            <office:annotation draw:style-name="gr16" draw:text-style-name="P2" svg:width="0.82cm" svg:height="7.185cm" svg:x="99.793cm" svg:y="0.053cm" draw:caption-point-x="9.583cm" draw:caption-point-y="-0.043cm">
              <dc:date>2022-09-08T00:00:00</dc:date>
              <text:p text:style-name="P1">Indicação, quando couber, de outras considerações relevantes. </text:p>
            </office:annotation>
            <text:p>OBSERVAÇÕES</text:p>
          </table:table-cell>
          <table:table-cell table:style-name="ce14" table:number-columns-repeated="1004"/>
          <table:table-cell/>
        </table:table-row>
        <table:table-row table:style-name="ro2">
          <table:table-cell table:style-name="ce2" office:value-type="string" calcext:value-type="string">
            <text:p>A001</text:p>
          </table:table-cell>
          <table:table-cell table:style-name="ce5" table:content-validation-name="val1" office:value-type="string" calcext:value-type="string">
            <text:p>INTERIORIZAÇÃO, INTERNACIONALIZAÇÃO E RELAÇÕES INSTITUCIONAIS</text:p>
          </table:table-cell>
          <table:table-cell table:style-name="ce2" office:value-type="string" calcext:value-type="string">
            <text:p>Incentivar e realizar capacitações internas elaboradas e promovidas por servidores da Unilab.</text:p>
          </table:table-cell>
          <table:table-cell table:style-name="ce2" office:value-type="string" calcext:value-type="string">
            <text:p>Seleção de 5 projetos de cursos para as 3 de conhecimento para serem ministrados na Unilab no próximo semestre.</text:p>
          </table:table-cell>
          <table:table-cell table:style-name="ce6" office:value-type="string" calcext:value-type="string">
            <text:p>Outubro de 2021</text:p>
          </table:table-cell>
          <table:table-cell table:style-name="ce8" office:value-type="string" calcext:value-type="string">
            <text:p>Elaboração e lançamento do edital;</text:p>
          </table:table-cell>
          <table:table-cell table:style-name="ce8" table:content-validation-name="val2" office:value-type="string" calcext:value-type="string">
            <text:p>Tático</text:p>
          </table:table-cell>
          <table:table-cell table:style-name="ce9" office:value-type="string" calcext:value-type="string">
            <text:p>Recursos necessários para a divulgação do concurso.</text:p>
          </table:table-cell>
          <table:table-cell table:style-name="ce8" office:value-type="string" calcext:value-type="string">
            <text:p>Desenvolvimento de Pessoal - DDP</text:p>
          </table:table-cell>
          <table:table-cell table:style-name="ce2" office:value-type="string" calcext:value-type="string">
            <text:p>Número de projetos selecionados por área de conhecimento</text:p>
          </table:table-cell>
          <table:table-cell table:style-name="ce2" table:content-validation-name="val3" office:value-type="string" calcext:value-type="string">
            <text:p>Quantitativo</text:p>
          </table:table-cell>
          <table:table-cell table:style-name="ce2" office:value-type="string" calcext:value-type="string">
            <text:p>n=x/15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15" table:number-columns-repeated="1004"/>
          <table:table-cell/>
        </table:table-row>
        <table:table-row table:style-name="ro3">
          <table:table-cell table:style-name="ce2"/>
          <table:table-cell table:style-name="ce2" table:content-validation-name="val1"/>
          <table:table-cell table:style-name="ce2" table:number-columns-repeated="3"/>
          <table:table-cell table:style-name="ce8" office:value-type="string" calcext:value-type="string">
            <text:p>Recebimento dos projetos de curso;</text:p>
          </table:table-cell>
          <table:table-cell table:style-name="ce8" table:content-validation-name="val2"/>
          <table:table-cell table:style-name="ce8" table:number-columns-repeated="2"/>
          <table:table-cell table:style-name="ce2"/>
          <table:table-cell table:style-name="ce2" table:content-validation-name="val3"/>
          <table:table-cell table:style-name="ce2" table:number-columns-repeated="5"/>
          <table:table-cell table:style-name="ce3" table:number-columns-repeated="3"/>
          <table:table-cell table:number-columns-repeated="1005"/>
        </table:table-row>
        <table:table-row table:style-name="ro1">
          <table:table-cell table:style-name="ce2"/>
          <table:table-cell table:style-name="ce2" table:content-validation-name="val1"/>
          <table:table-cell table:style-name="ce2" table:number-columns-repeated="3"/>
          <table:table-cell table:style-name="ce8" office:value-type="string" calcext:value-type="string">
            <text:p>Formação de equipe avaliadora; </text:p>
          </table:table-cell>
          <table:table-cell table:style-name="ce8" table:content-validation-name="val2"/>
          <table:table-cell table:style-name="ce8" table:number-columns-repeated="2"/>
          <table:table-cell table:style-name="ce2"/>
          <table:table-cell table:style-name="ce2" table:content-validation-name="val3"/>
          <table:table-cell table:style-name="ce2" table:number-columns-repeated="5"/>
          <table:table-cell table:style-name="ce3" table:number-columns-repeated="3"/>
          <table:table-cell table:number-columns-repeated="1005"/>
        </table:table-row>
        <table:table-row table:style-name="ro1">
          <table:table-cell table:style-name="ce2"/>
          <table:table-cell table:style-name="ce2" table:content-validation-name="val1"/>
          <table:table-cell table:style-name="ce2" table:number-columns-repeated="3"/>
          <table:table-cell table:style-name="ce8" office:value-type="string" calcext:value-type="string">
            <text:p>Avaliação dos projetos;</text:p>
          </table:table-cell>
          <table:table-cell table:style-name="ce8" table:content-validation-name="val2"/>
          <table:table-cell table:style-name="ce8" table:number-columns-repeated="2"/>
          <table:table-cell table:style-name="ce2"/>
          <table:table-cell table:style-name="ce2" table:content-validation-name="val3"/>
          <table:table-cell table:style-name="ce2" table:number-columns-repeated="5"/>
          <table:table-cell table:style-name="ce3" table:number-columns-repeated="3"/>
          <table:table-cell table:number-columns-repeated="1005"/>
        </table:table-row>
        <table:table-row table:style-name="ro1">
          <table:table-cell table:style-name="ce2"/>
          <table:table-cell table:style-name="ce2" table:content-validation-name="val1"/>
          <table:table-cell table:style-name="ce2" table:number-columns-repeated="3"/>
          <table:table-cell table:style-name="ce8" office:value-type="string" calcext:value-type="string">
            <text:p>Divulgação do resultado.</text:p>
          </table:table-cell>
          <table:table-cell table:style-name="ce8" table:content-validation-name="val2"/>
          <table:table-cell table:style-name="ce8" table:number-columns-repeated="2"/>
          <table:table-cell table:style-name="ce2"/>
          <table:table-cell table:style-name="ce2" table:content-validation-name="val3"/>
          <table:table-cell table:style-name="ce2" table:number-columns-repeated="5"/>
          <table:table-cell table:style-name="ce3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A002</text:p>
          </table:table-cell>
          <table:table-cell table:style-name="ce2" table:content-validation-name="val1" office:value-type="string" calcext:value-type="string">
            <text:p>ENSINO, PESQUISA E EXTENÇÃO</text:p>
          </table:table-cell>
          <table:table-cell table:style-name="ce2" office:value-type="string" calcext:value-type="string">
            <text:p>Ampliar a oferta de cursos EaD, priorizando os interesses das populações locais e dos países membros da CPLP.</text:p>
          </table:table-cell>
          <table:table-cell table:style-name="ce2" office:value-type="string" calcext:value-type="string">
            <text:p>Aumentar em 30% o número de cursos de graduação ofertados na modalidade EAD.</text:p>
          </table:table-cell>
          <table:table-cell table:style-name="ce2" office:value-type="string" calcext:value-type="string">
            <text:p>Dezembro de 2026</text:p>
          </table:table-cell>
          <table:table-cell table:style-name="ce8" office:value-type="string" calcext:value-type="string">
            <text:p>Realizar estudo de demanda das regiões onde a Unilab atua e de países parceiros para identificar as áreas de interesse para os cursos.</text:p>
          </table:table-cell>
          <table:table-cell table:style-name="ce8" table:content-validation-name="val2" office:value-type="string" calcext:value-type="string">
            <text:p>Operacional</text:p>
          </table:table-cell>
          <table:table-cell table:style-name="ce8" office:value-type="string" calcext:value-type="string">
            <text:p>Recursos necessários para viabilizar o estudo e pesquisa.</text:p>
          </table:table-cell>
          <table:table-cell table:style-name="ce8" office:value-type="string" calcext:value-type="string">
            <text:p>Pró-reitoria de Graduação - PROGRAD / Pró-reitoria de Pesquisa e Pós-Graduação - PROPPG</text:p>
          </table:table-cell>
          <table:table-cell table:style-name="ce2" office:value-type="string" calcext:value-type="string">
            <text:p>Percentual de cursos criados.</text:p>
          </table:table-cell>
          <table:table-cell table:style-name="ce2" table:content-validation-name="val3" office:value-type="string" calcext:value-type="string">
            <text:p>Quantitativo</text:p>
          </table:table-cell>
          <table:table-cell table:style-name="ce2" office:value-type="string" calcext:value-type="string">
            <text:p>n= ( qtd cursos EAD criados / total de cursos EAD ) * 100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Pró-reitoria de Graduação - PROGRAD</text:p>
          </table:table-cell>
          <table:table-cell table:style-name="ce3" table:number-columns-repeated="2"/>
          <table:table-cell table:number-columns-repeated="1005"/>
        </table:table-row>
        <table:table-row table:style-name="ro4">
          <table:table-cell table:style-name="ce3" table:number-columns-repeated="5"/>
          <table:table-cell table:style-name="ce8" office:value-type="string" calcext:value-type="string">
            <text:p>Executar as atividades necessárias para a formalização e aprovação dos cursos.</text:p>
          </table:table-cell>
          <table:table-cell table:style-name="ce8" table:content-validation-name="val2" office:value-type="string" calcext:value-type="string">
            <text:p>Operacional</text:p>
          </table:table-cell>
          <table:table-cell table:style-name="ce8" office:value-type="string" calcext:value-type="string">
            <text:p>Definir equipe necessária para a atividade.</text:p>
          </table:table-cell>
          <table:table-cell table:style-name="ce8" office:value-type="string" calcext:value-type="string">
            <text:p>Instituto de Educação a Distânca - IEAD</text:p>
          </table:table-cell>
          <table:table-cell table:style-name="ce2" table:number-columns-repeated="7"/>
          <table:table-cell table:style-name="ce3" table:number-columns-repeated="3"/>
          <table:table-cell table:number-columns-repeated="1005"/>
        </table:table-row>
        <table:table-row table:style-name="ro5">
          <table:table-cell table:style-name="ce3" office:value-type="string" calcext:value-type="string">
            <text:p>A003</text:p>
          </table:table-cell>
          <table:table-cell table:style-name="ce2" table:content-validation-name="val1" office:value-type="string" calcext:value-type="string">
            <text:p>PESSOAS</text:p>
          </table:table-cell>
          <table:table-cell table:style-name="ce2" office:value-type="string" calcext:value-type="string">
            <text:p>Implementar uma política que possibilite a troca de conhecimentos com o objetivo de compartilhar técnicas, teorias, ferramentas e afins entre os servidores da Unilab.</text:p>
          </table:table-cell>
          <table:table-cell table:style-name="ce3" office:value-type="string" calcext:value-type="string">
            <text:p>Criação de um sistema de compartilhamento de conhecimentos entre servidores.</text:p>
          </table:table-cell>
          <table:table-cell table:style-name="ce3" office:value-type="string" calcext:value-type="string">
            <text:p>Dezembro de 2024</text:p>
          </table:table-cell>
          <table:table-cell table:style-name="ce3" office:value-type="string" calcext:value-type="string">
            <text:p>Definições do escopo e funcionalidades do sistema.</text:p>
          </table:table-cell>
          <table:table-cell table:style-name="ce8" table:content-validation-name="val2" office:value-type="string" calcext:value-type="string">
            <text:p>Operacional</text:p>
          </table:table-cell>
          <table:table-cell table:style-name="ce3" office:value-type="string" calcext:value-type="string">
            <text:p>Definir equipe necessária para a atividade.</text:p>
          </table:table-cell>
          <table:table-cell table:style-name="ce3" office:value-type="string" calcext:value-type="string">
            <text:p>DDP / DTI</text:p>
          </table:table-cell>
          <table:table-cell table:style-name="ce2" office:value-type="string" calcext:value-type="string">
            <text:p>Criação do sistema</text:p>
          </table:table-cell>
          <table:table-cell table:style-name="ce2" table:content-validation-name="val3" office:value-type="string" calcext:value-type="string">
            <text:p>Qualitativo</text:p>
          </table:table-cell>
          <table:table-cell table:style-name="ce2" office:value-type="string" calcext:value-type="string">
            <text:p>n = 0 ou 1, 0 se não criado, 1 se criado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SGP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table:style-name="ce3" office:value-type="string" calcext:value-type="string">
            <text:p>A004</text:p>
          </table:table-cell>
          <table:table-cell table:style-name="ce2" table:content-validation-name="val1" office:value-type="string" calcext:value-type="string">
            <text:p>GESTÃO</text:p>
          </table:table-cell>
          <table:table-cell table:style-name="ce2" office:value-type="string" calcext:value-type="string">
            <text:p>Definir e implementar uma política institucional para a gestão e enfrentamento de crises, eventos fortuitos e/ou de força maior.</text:p>
          </table:table-cell>
          <table:table-cell table:style-name="ce3" office:value-type="string" calcext:value-type="string">
            <text:p>Aprovar política institucional para a gestão e enfrentamento de crises, eventos fortuitos e/ou de força maior.</text:p>
          </table:table-cell>
          <table:table-cell table:style-name="ce3" office:value-type="string" calcext:value-type="string">
            <text:p>Dezembro de 2022</text:p>
          </table:table-cell>
          <table:table-cell table:style-name="ce3" office:value-type="string" calcext:value-type="string">
            <text:p>Definir equipe responsável pela elaboração de proposta de política institucional.</text:p>
          </table:table-cell>
          <table:table-cell table:style-name="ce8" table:content-validation-name="val2" office:value-type="string" calcext:value-type="string">
            <text:p>Tático</text:p>
          </table:table-cell>
          <table:table-cell table:style-name="ce3" office:value-type="string" calcext:value-type="string">
            <text:p>Definição da equipe</text:p>
          </table:table-cell>
          <table:table-cell table:style-name="ce3" office:value-type="string" calcext:value-type="string">
            <text:p>Gabinete da reitoria</text:p>
          </table:table-cell>
          <table:table-cell table:style-name="ce2" office:value-type="string" calcext:value-type="string">
            <text:p>Aprovação da política</text:p>
          </table:table-cell>
          <table:table-cell table:style-name="ce2" table:content-validation-name="val3" office:value-type="string" calcext:value-type="string">
            <text:p>Qualitativo</text:p>
          </table:table-cell>
          <table:table-cell table:style-name="ce2" office:value-type="string" calcext:value-type="string">
            <text:p>n = 0 ou 1, 0 se não aprovado, 1 se aprovado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Gabinete da Reitoria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table:style-name="ce3" table:number-columns-repeated="5"/>
          <table:table-cell table:style-name="ce3" office:value-type="string" calcext:value-type="string">
            <text:p>Realização de estudo e elaboração da proposta.</text:p>
          </table:table-cell>
          <table:table-cell table:style-name="ce8" table:content-validation-name="val2" office:value-type="string" calcext:value-type="string">
            <text:p>Operacional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Gabinete da reitoria</text:p>
          </table:table-cell>
          <table:table-cell table:style-name="ce2" table:number-columns-repeated="7"/>
          <table:table-cell table:style-name="ce3" table:number-columns-repeated="3"/>
          <table:table-cell table:number-columns-repeated="1005"/>
        </table:table-row>
        <table:table-row table:style-name="ro3">
          <table:table-cell table:style-name="ce3" table:number-columns-repeated="5"/>
          <table:table-cell table:style-name="ce3" office:value-type="string" calcext:value-type="string">
            <text:p>Apresentação e aprovação da proposta.</text:p>
          </table:table-cell>
          <table:table-cell table:style-name="ce8" table:content-validation-name="val2" office:value-type="string" calcext:value-type="string">
            <text:p>Tático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Gabinete da reitoria</text:p>
          </table:table-cell>
          <table:table-cell table:style-name="ce2" table:number-columns-repeated="7"/>
          <table:table-cell table:style-name="ce3" table:number-columns-repeated="3"/>
          <table:table-cell table:number-columns-repeated="1005"/>
        </table:table-row>
        <table:table-row table:style-name="ro1">
          <table:table-cell table:style-name="ce3" table:number-columns-repeated="9"/>
          <table:table-cell table:style-name="ce2" table:number-columns-repeated="7"/>
          <table:table-cell table:style-name="ce3" table:number-columns-repeated="3"/>
          <table:table-cell table:number-columns-repeated="1005"/>
        </table:table-row>
        <table:table-row table:style-name="ro1" table:number-rows-repeated="11">
          <table:table-cell table:style-name="ce4" table:number-columns-repeated="9"/>
          <table:table-cell table:style-name="ce10" table:number-columns-repeated="7"/>
          <table:table-cell table:style-name="ce4" table:number-columns-repeated="3"/>
          <table:table-cell table:number-columns-repeated="100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tivo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6">
          <table:table-cell table:style-name="ce1" office:value-type="string" calcext:value-type="string">
            <office:annotation draw:style-name="gr17" draw:text-style-name="P3" svg:width="4.418cm" svg:height="1.005cm" svg:x="1.352cm" svg:y="0.053cm" draw:caption-point-x="-0.327cm" draw:caption-point-y="-0.043cm">
              <dc:date>2022-09-08T00:00:00</dc:date>
              <text:p text:style-name="P1">Código identificador Do objetivo.</text:p>
            </office:annotation>
            <text:p>COD</text:p>
          </table:table-cell>
          <table:table-cell table:style-name="ce1" office:value-type="string" calcext:value-type="string">
            <office:annotation draw:style-name="gr18" draw:text-style-name="P3" svg:width="6.487cm" svg:height="0.589cm" svg:x="6.696cm" svg:y="-0.003cm" draw:caption-point-x="4.969cm" draw:caption-point-y="0.013cm">
              <dc:date>2022-09-08T00:00:00</dc:date>
              <text:p text:style-name="P1">Descrição do que se pretende alcançar.</text:p>
            </office:annotation>
            <text:p>ÁREA</text:p>
          </table:table-cell>
          <table:table-cell table:style-name="ce1" office:value-type="string" calcext:value-type="string">
            <office:annotation draw:style-name="gr19" draw:text-style-name="P3" svg:width="11.364cm" svg:height="2.725cm" svg:x="9.765cm" svg:y="0.053cm" draw:caption-point-x="9.291cm" draw:caption-point-y="-0.043cm">
              <dc:date>2022-09-08T00:00:00</dc:date>
              <text:p text:style-name="P1">Indicação do objetivo estratégico institucional ao qual o processo, atividade ou projeto se relaciona, de acordo com o Plano de Desenvolvimento Institucional (PDI) vigente.</text:p>
            </office:annotation>
            <text:p>OBJETIVO ESTRATÉGICO VINCULADO</text:p>
          </table:table-cell>
          <table:table-cell table:style-name="ce1" office:value-type="string" calcext:value-type="string">
            <office:annotation draw:style-name="gr20" draw:text-style-name="P3" svg:width="8.488cm" svg:height="2.989cm" svg:x="16.172cm" svg:y="0.053cm" draw:caption-point-x="7.923cm" draw:caption-point-y="-0.043cm">
              <dc:date>2022-09-08T00:00:00</dc:date>
              <text:p text:style-name="P1">Parte quantitativa do objetivo. Exemplo: OBJETIVO: Aumentar aquisição de notebooks. META: Comprar 300 notebooks em 2021. (O responsável pelo cadastramento poderá inserir mais de uma meta).</text:p>
            </office:annotation>
            <text:p>META</text:p>
          </table:table-cell>
          <table:table-cell table:style-name="ce1" office:value-type="string" calcext:value-type="string">
            <office:annotation draw:style-name="gr21" draw:text-style-name="P4" svg:width="6.544cm" svg:height="2.275cm" svg:x="24.793cm" svg:y="0.053cm" draw:caption-point-x="4.259cm" draw:caption-point-y="-0.043cm">
              <dc:date>2022-09-08T00:00:00</dc:date>
              <text:p text:style-name="P1">Prazo estabelecido para o alcance da meta, e sua respectiva reavaliação. Exemplo: Até dezembro/2021.</text:p>
            </office:annotation>
            <text:p>PRAZO DA META</text:p>
          </table:table-cell>
          <table:table-cell table:style-name="ce1" office:value-type="string" calcext:value-type="string">
            <office:annotation draw:style-name="gr22" draw:text-style-name="P4" svg:width="19.043cm" svg:height="5.239cm" svg:x="26.645cm" svg:y="0.053cm" draw:caption-point-x="7.446cm" draw:caption-point-y="-0.043cm">
              <dc:date>2022-09-08T00:00:00</dc:date>
              <text:p text:style-name="P1">O indicador é uma medida, de ordem quantitativa ou qualitativa, dotada de significado particular e utilizada para organizar e captar as informações relevantes dos elementos que compõem o objeto da observação. É um recurso metodológico que informa empiricamente sobre a evolução do aspecto observado. Exemplo: número de notebooks comprados por mês.</text:p>
            </office:annotation>
            <text:p>INDICADOR</text:p>
          </table:table-cell>
          <table:table-cell table:style-name="ce1" office:value-type="string" calcext:value-type="string">
            <office:annotation draw:style-name="gr23" draw:text-style-name="P4" svg:width="4.193cm" svg:height="2.917cm" svg:x="37.196cm" svg:y="0.053cm" draw:caption-point-x="1.935cm" draw:caption-point-y="-0.043cm">
              <dc:date>2022-09-08T00:00:00</dc:date>
              <text:p text:style-name="P1">Indicação se o indicador é quantitativo ou qualitativo. (O responsável pelo cadastramento poderá inserir mais de um indicador).</text:p>
            </office:annotation>
            <text:p>TIPO DE INDICADOR</text:p>
          </table:table-cell>
          <table:table-cell table:style-name="ce1" office:value-type="string" calcext:value-type="string">
            <office:annotation draw:style-name="gr24" draw:text-style-name="P4" svg:width="5.542cm" svg:height="3.413cm" svg:x="42.739cm" svg:y="0.026cm" draw:caption-point-x="1.431cm" draw:caption-point-y="-0.016cm">
              <dc:date>2022-09-08T00:00:00</dc:date>
              <text:p text:style-name="P1">Descrição da fórmula/equação correspondente à operacionalização do indicador. (Como calcular o indicador?). Exemplo: Quantidade de computadores novos disponíveis para uso/mês (300/12).</text:p>
            </office:annotation>
            <text:p>FÓRMULA DE CÁLCULO</text:p>
          </table:table-cell>
          <table:table-cell table:style-name="ce1" office:value-type="string" calcext:value-type="string">
            <office:annotation draw:style-name="gr25" draw:text-style-name="P4" svg:width="1.958cm" svg:height="4.857cm" svg:x="47.699cm" svg:y="0.053cm" draw:caption-point-x="1.846cm" draw:caption-point-y="-0.043cm">
              <dc:date>2022-09-08T00:00:00</dc:date>
              <text:p text:style-name="P1">Periodicidade em que será feita medição do indicador proposto. Exemplos: MENSAL ou SEMESTRAL. </text:p>
            </office:annotation>
            <text:p>PERIODICIDADE DE <text:s/>MEDIÇÃO</text:p>
          </table:table-cell>
          <table:table-cell table:style-name="ce1" office:value-type="string" calcext:value-type="string">
            <office:annotation draw:style-name="gr26" draw:text-style-name="P4" svg:width="2.302cm" svg:height="4.469cm" svg:x="50.053cm" svg:y="0.053cm" draw:caption-point-x="3.972cm" draw:caption-point-y="-0.043cm">
              <dc:date>2022-09-08T00:00:00</dc:date>
              <text:p text:style-name="P1">Indicação, quando couber, da situação inicial na qual o indicador se encontrava antes do levantamento.</text:p>
            </office:annotation>
            <text:p>SITUAÇÃO INICIAL</text:p>
          </table:table-cell>
          <table:table-cell table:style-name="ce1" office:value-type="string" calcext:value-type="string">
            <text:p>SITUAÇÃO ATUAL</text:p>
          </table:table-cell>
          <table:table-cell table:style-name="ce13" office:value-type="string" calcext:value-type="string">
            <office:annotation draw:style-name="gr25" draw:text-style-name="P4" svg:width="3.904cm" svg:height="2.917cm" svg:x="82.296cm" svg:y="0.053cm" draw:caption-point-x="-16.344cm" draw:caption-point-y="-0.043cm">
              <dc:date>2022-09-08T00:00:00</dc:date>
              <text:p text:style-name="P1">Indicação da unidade responsável pelo controle do processo, atividade ou projeto. Informando nome e código da unidade, conforme sistema SEI.</text:p>
            </office:annotation>
            <text:p>UNIDADE RESPONSÁVEL PELO CONTROLE</text:p>
          </table:table-cell>
          <table:table-cell table:style-name="ce13" office:value-type="string" calcext:value-type="string">
            <office:annotation draw:style-name="gr27" draw:text-style-name="P3" svg:width="10.573cm" svg:height="1.323cm" svg:x="83.89cm" svg:y="0.053cm" draw:caption-point-x="-12.646cm" draw:caption-point-y="-0.043cm">
              <dc:date>2022-09-08T00:00:00</dc:date>
              <text:p text:style-name="P1">Considerações do gestor responsável pelo cumprimento da meta sobre os resultados alcançados. </text:p>
            </office:annotation>
            <text:p>PARECER</text:p>
          </table:table-cell>
          <table:table-cell table:style-name="ce13" office:value-type="string" calcext:value-type="string">
            <office:annotation draw:style-name="gr28" draw:text-style-name="P3" svg:width="0.82cm" svg:height="7.185cm" svg:x="90.137cm" svg:y="0.053cm" draw:caption-point-x="-13.825cm" draw:caption-point-y="-0.043cm">
              <dc:date>2022-09-08T00:00:00</dc:date>
              <text:p text:style-name="P1">Indicação, quando couber, de outras considerações relevantes. </text:p>
            </office:annotation>
            <text:p>OBSERVAÇÕES</text:p>
          </table:table-cell>
          <table:table-cell table:style-name="ce14" table:number-columns-repeated="1010"/>
        </table:table-row>
        <table:table-row table:style-name="ro7">
          <table:table-cell table:style-name="ce2" office:value-type="string" calcext:value-type="string">
            <text:p>A001</text:p>
          </table:table-cell>
          <table:table-cell table:style-name="ce5" table:content-validation-name="val4" office:value-type="string" calcext:value-type="string">
            <text:p>INTERIORIZAÇÃO, INTERNACIONALIZAÇÃO E RELAÇÕES INSTITUCIONAIS</text:p>
          </table:table-cell>
          <table:table-cell table:style-name="ce2" office:value-type="string" calcext:value-type="string">
            <text:p>Incentivar e realizar capacitações internas elaboradas e promovidas por servidores da Unilab.</text:p>
          </table:table-cell>
          <table:table-cell table:style-name="ce2" office:value-type="string" calcext:value-type="string">
            <text:p>Seleção de 5 projetos de cursos para as 3 de conhecimento para serem ministrados na Unilab no próximo semestre.</text:p>
          </table:table-cell>
          <table:table-cell table:style-name="ce6" office:value-type="string" calcext:value-type="string">
            <text:p>Outubro de 2021</text:p>
          </table:table-cell>
          <table:table-cell table:style-name="ce2" office:value-type="string" calcext:value-type="string">
            <text:p>Número de projetos selecionados por área de conhecimento</text:p>
          </table:table-cell>
          <table:table-cell table:style-name="ce2" table:content-validation-name="val5" office:value-type="string" calcext:value-type="string">
            <text:p>Quantitativo</text:p>
          </table:table-cell>
          <table:table-cell table:style-name="ce2" office:value-type="string" calcext:value-type="string">
            <text:p>n=x/15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3"/>
          <table:table-cell table:style-name="ce15" table:number-columns-repeated="1010"/>
        </table:table-row>
        <table:table-row table:style-name="ro8">
          <table:table-cell table:style-name="ce2" office:value-type="string" calcext:value-type="string">
            <text:p>A002</text:p>
          </table:table-cell>
          <table:table-cell table:style-name="ce2" table:content-validation-name="val4" office:value-type="string" calcext:value-type="string">
            <text:p>ENSINO, PESQUISA E EXTENÇÃO</text:p>
          </table:table-cell>
          <table:table-cell table:style-name="ce2" office:value-type="string" calcext:value-type="string">
            <text:p>Ampliar a oferta de cursos EaD, priorizando os interesses das populações locais e dos países membros da CPLP.</text:p>
          </table:table-cell>
          <table:table-cell table:style-name="ce2" office:value-type="string" calcext:value-type="string">
            <text:p>Aumentar em 30% o número de cursos de graduação ofertados na modalidade EAD.</text:p>
          </table:table-cell>
          <table:table-cell table:style-name="ce2" office:value-type="string" calcext:value-type="string">
            <text:p>Dezembro de 2026</text:p>
          </table:table-cell>
          <table:table-cell table:style-name="ce2" office:value-type="string" calcext:value-type="string">
            <text:p>Percentual de cursos criados.</text:p>
          </table:table-cell>
          <table:table-cell table:style-name="ce2" table:content-validation-name="val5" office:value-type="string" calcext:value-type="string">
            <text:p>Quantitativo</text:p>
          </table:table-cell>
          <table:table-cell table:style-name="ce2" office:value-type="string" calcext:value-type="string">
            <text:p>n= ( qtd cursos EAD criados / total de cursos EAD ) * 100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Pró-reitoria de Graduação - PROGRAD</text:p>
          </table:table-cell>
          <table:table-cell table:style-name="ce3" table:number-columns-repeated="2"/>
          <table:table-cell table:number-columns-repeated="1010"/>
        </table:table-row>
        <table:table-row table:style-name="ro7">
          <table:table-cell table:style-name="ce3" office:value-type="string" calcext:value-type="string">
            <text:p>A003</text:p>
          </table:table-cell>
          <table:table-cell table:style-name="ce2" table:content-validation-name="val4" office:value-type="string" calcext:value-type="string">
            <text:p>PESSOAS</text:p>
          </table:table-cell>
          <table:table-cell table:style-name="ce2" office:value-type="string" calcext:value-type="string">
            <text:p>Implementar uma política que possibilite a troca de conhecimentos com o objetivo de compartilhar técnicas, teorias, ferramentas e afins entre os servidores da Unilab.</text:p>
          </table:table-cell>
          <table:table-cell table:style-name="ce3" office:value-type="string" calcext:value-type="string">
            <text:p>Criação de um sistema de compartilhamento de conhecimentos entre servidores.</text:p>
          </table:table-cell>
          <table:table-cell table:style-name="ce3" office:value-type="string" calcext:value-type="string">
            <text:p>Dezembro de 2024</text:p>
          </table:table-cell>
          <table:table-cell table:style-name="ce2" office:value-type="string" calcext:value-type="string">
            <text:p>Criação do sistema</text:p>
          </table:table-cell>
          <table:table-cell table:style-name="ce2" table:content-validation-name="val5" office:value-type="string" calcext:value-type="string">
            <text:p>Qualitativo</text:p>
          </table:table-cell>
          <table:table-cell table:style-name="ce2" office:value-type="string" calcext:value-type="string">
            <text:p>n = 0 ou 1, 0 se não criado, 1 se criado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GP</text:p>
          </table:table-cell>
          <table:table-cell table:style-name="ce3" table:number-columns-repeated="2"/>
          <table:table-cell table:number-columns-repeated="1010"/>
        </table:table-row>
        <table:table-row table:style-name="ro7">
          <table:table-cell table:style-name="ce3" office:value-type="string" calcext:value-type="string">
            <text:p>A004</text:p>
          </table:table-cell>
          <table:table-cell table:style-name="ce2" table:content-validation-name="val4" office:value-type="string" calcext:value-type="string">
            <text:p>GESTÃO</text:p>
          </table:table-cell>
          <table:table-cell table:style-name="ce2" office:value-type="string" calcext:value-type="string">
            <text:p>Definir e implementar uma política institucional para a gestão e enfrentamento de crises, eventos fortuitos e/ou de força maior.</text:p>
          </table:table-cell>
          <table:table-cell table:style-name="ce3" office:value-type="string" calcext:value-type="string">
            <text:p>Aprovar política institucional para a gestão e enfrentamento de crises, eventos fortuitos e/ou de força maior.</text:p>
          </table:table-cell>
          <table:table-cell table:style-name="ce3" office:value-type="string" calcext:value-type="string">
            <text:p>Dezembro de 2022</text:p>
          </table:table-cell>
          <table:table-cell table:style-name="ce2" office:value-type="string" calcext:value-type="string">
            <text:p>Aprovação da política</text:p>
          </table:table-cell>
          <table:table-cell table:style-name="ce2" table:content-validation-name="val5" office:value-type="string" calcext:value-type="string">
            <text:p>Qualitativo</text:p>
          </table:table-cell>
          <table:table-cell table:style-name="ce2" office:value-type="string" calcext:value-type="string">
            <text:p>n = 0 ou 1, 0 se não aprovado, 1 se aprovado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Gabinete da Reitoria</text:p>
          </table:table-cell>
          <table:table-cell table:style-name="ce3" table:number-columns-repeated="2"/>
          <table:table-cell table:number-columns-repeated="1010"/>
        </table:table-row>
        <table:table-row table:style-name="ro6">
          <table:table-cell table:style-name="ce3" table:number-columns-repeated="5"/>
          <table:table-cell table:style-name="ce2" table:number-columns-repeated="6"/>
          <table:table-cell table:style-name="ce3" table:number-columns-repeated="3"/>
          <table:table-cell table:number-columns-repeated="1010"/>
        </table:table-row>
        <table:table-row table:style-name="ro6" table:number-rows-repeated="2">
          <table:table-cell table:style-name="ce3" table:number-columns-repeated="5"/>
          <table:table-cell table:style-name="ce2" table:number-columns-repeated="6"/>
          <table:table-cell table:style-name="ce3" table:number-columns-repeated="3"/>
          <table:table-cell table:number-columns-repeated="1010"/>
        </table:table-row>
        <table:table-row table:style-name="ro6" table:number-rows-repeated="11">
          <table:table-cell table:style-name="ce4" table:number-columns-repeated="5"/>
          <table:table-cell table:style-name="ce10" table:number-columns-repeated="6"/>
          <table:table-cell table:style-name="ce4" table:number-columns-repeated="3"/>
          <table:table-cell table:number-columns-repeated="1010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oes" table:style-name="ta3">
        <office:forms form:automatic-focus="false" form:apply-design-mode="false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1019" table:default-cell-style-name="Default"/>
        <table:table-row table:style-name="ro6">
          <table:table-cell table:style-name="ce1" office:value-type="string" calcext:value-type="string">
            <office:annotation draw:style-name="gr20" draw:text-style-name="P3" svg:width="6.335cm" svg:height="2.989cm" svg:x="0.979cm" svg:y="0.053cm" draw:caption-point-x="4.05cm" draw:caption-point-y="-0.043cm">
              <dc:date>2022-09-08T00:00:00</dc:date>
              <text:p text:style-name="P1">Parte quantitativa do objetivo. Exemplo: OBJETIVO: Aumentar aquisição de notebooks. META: Comprar 300 notebooks em 2021. (O responsável pelo cadastramento poderá inserir mais de uma meta).</text:p>
            </office:annotation>
            <text:p>META</text:p>
          </table:table-cell>
          <table:table-cell table:style-name="ce7" office:value-type="string" calcext:value-type="string">
            <office:annotation draw:style-name="gr29" draw:text-style-name="P4" svg:width="7.67cm" svg:height="2.196cm" svg:x="4.841cm" svg:y="0.053cm" draw:caption-point-x="5.676cm" draw:caption-point-y="-0.043cm">
              <dc:date>2022-09-08T00:00:00</dc:date>
              <text:p text:style-name="P1">Descrição do que será feito para se alcançar a meta estabelecida. (O responsável pelo cadastramento poderá indicar mais de uma ação). </text:p>
            </office:annotation>
            <text:p>AÇÕES</text:p>
          </table:table-cell>
          <table:table-cell table:style-name="ce7" office:value-type="string" calcext:value-type="string">
            <office:annotation draw:style-name="gr30" draw:text-style-name="P3" svg:width="6.255cm" svg:height="1.365cm" svg:x="7.526cm" svg:y="0.053cm" draw:caption-point-x="8.478cm" draw:caption-point-y="-0.043cm">
              <dc:date>2022-09-08T00:00:00</dc:date>
              <text:p text:style-name="P1">Indicação se o nível do processo, atividade ou projeto é tático ou operacional.</text:p>
            </office:annotation>
            <text:p>NÍVEL</text:p>
          </table:table-cell>
          <table:table-cell table:style-name="ce7" office:value-type="string" calcext:value-type="string">
            <office:annotation draw:style-name="gr31" draw:text-style-name="P4" svg:width="6.307cm" svg:height="0.977cm" svg:x="11.003cm" svg:y="0.053cm" draw:caption-point-x="10.824cm" draw:caption-point-y="-0.043cm">
              <dc:date>2022-09-08T00:00:00</dc:date>
              <text:p text:style-name="P1">Recursos necessários para que a unidade realize a ação.</text:p>
            </office:annotation>
            <text:p>RECURSOS DA AÇÃO</text:p>
          </table:table-cell>
          <table:table-cell table:style-name="ce7" office:value-type="string" calcext:value-type="string">
            <office:annotation draw:style-name="gr23" draw:text-style-name="P4" svg:width="21.077cm" svg:height="1.719cm" svg:x="16.993cm" svg:y="0.053cm" draw:caption-point-x="15.278cm" draw:caption-point-y="-0.043cm">
              <dc:date>2022-09-08T00:00:00</dc:date>
              <text:p text:style-name="P1">Indicação da unidade responsável pelo processo, atividade ou projeto. Informando nome e código da unidade, conforme sistema SEI.</text:p>
            </office:annotation>
            <text:p>UNIDADES RESPONSÁVEL PELA IMPLEMENTAÇÃO DA AÇÃO</text:p>
          </table:table-cell>
          <table:table-cell table:style-name="ce14" table:number-columns-repeated="1019"/>
        </table:table-row>
        <table:table-row table:style-name="ro9">
          <table:table-cell table:style-name="ce2" office:value-type="string" calcext:value-type="string" table:number-columns-spanned="1" table:number-rows-spanned="5">
            <text:p>Seleção de 5 projetos de cursos para as 3 de conhecimento para serem ministrados na Unilab no próximo semestre.</text:p>
          </table:table-cell>
          <table:table-cell table:style-name="ce8" office:value-type="string" calcext:value-type="string">
            <text:p>Elaboração e lançamento do edital;</text:p>
          </table:table-cell>
          <table:table-cell table:style-name="ce8" table:content-validation-name="val6" office:value-type="string" calcext:value-type="string">
            <text:p>Tático</text:p>
          </table:table-cell>
          <table:table-cell table:style-name="ce9" office:value-type="string" calcext:value-type="string">
            <text:p>Recursos necessários para a divulgação do concurso.</text:p>
          </table:table-cell>
          <table:table-cell table:style-name="ce8" office:value-type="string" calcext:value-type="string">
            <text:p>Desenvolvimento de Pessoal - DDP</text:p>
          </table:table-cell>
          <table:table-cell table:style-name="ce15" table:number-columns-repeated="1019"/>
        </table:table-row>
        <table:table-row table:style-name="ro10">
          <table:covered-table-cell table:style-name="ce16"/>
          <table:table-cell table:style-name="ce8" office:value-type="string" calcext:value-type="string">
            <text:p>Recebimento dos projetos de curso;</text:p>
          </table:table-cell>
          <table:table-cell table:style-name="ce8" table:content-validation-name="val6" office:value-type="string" calcext:value-type="string">
            <text:p>Operacional</text:p>
          </table:table-cell>
          <table:table-cell table:style-name="ce8" table:number-columns-repeated="2"/>
          <table:table-cell table:number-columns-repeated="1019"/>
        </table:table-row>
        <table:table-row table:style-name="ro10">
          <table:covered-table-cell table:style-name="ce16"/>
          <table:table-cell table:style-name="ce8" office:value-type="string" calcext:value-type="string">
            <text:p>Formação de equipe avaliadora; </text:p>
          </table:table-cell>
          <table:table-cell table:style-name="ce8" table:content-validation-name="val6" office:value-type="string" calcext:value-type="string">
            <text:p>Operacional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covered-table-cell table:style-name="ce16"/>
          <table:table-cell table:style-name="ce8" office:value-type="string" calcext:value-type="string">
            <text:p>Avaliação dos projetos;</text:p>
          </table:table-cell>
          <table:table-cell table:style-name="ce8" table:content-validation-name="val6" office:value-type="string" calcext:value-type="string">
            <text:p>Tático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covered-table-cell table:style-name="ce17"/>
          <table:table-cell table:style-name="ce8" office:value-type="string" calcext:value-type="string">
            <text:p>Divulgação do resultado.</text:p>
          </table:table-cell>
          <table:table-cell table:style-name="ce8" table:content-validation-name="val6"/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 table:number-columns-spanned="1" table:number-rows-spanned="2">
            <text:p>Aumentar em 30% o número de cursos de graduação ofertados na modalidade EAD.</text:p>
          </table:table-cell>
          <table:table-cell table:style-name="ce8" office:value-type="string" calcext:value-type="string">
            <text:p>Realizar estudo de demanda das regiões onde a Unilab atua e de países parceiros para identificar as áreas de interesse para os cursos.</text:p>
          </table:table-cell>
          <table:table-cell table:style-name="ce8" table:content-validation-name="val6" office:value-type="string" calcext:value-type="string">
            <text:p>Operacional</text:p>
          </table:table-cell>
          <table:table-cell table:style-name="ce8" office:value-type="string" calcext:value-type="string">
            <text:p>Recursos necessários para viabilizar o estudo e pesquisa.</text:p>
          </table:table-cell>
          <table:table-cell table:style-name="ce8" office:value-type="string" calcext:value-type="string">
            <text:p>Pró-reitoria de Graduação - PROGRAD / Pró-reitoria de Pesquisa e Pós-Graduação - PROPPG</text:p>
          </table:table-cell>
          <table:table-cell table:number-columns-repeated="1019"/>
        </table:table-row>
        <table:table-row table:style-name="ro8">
          <table:covered-table-cell table:style-name="ce17"/>
          <table:table-cell table:style-name="ce8" office:value-type="string" calcext:value-type="string">
            <text:p>Executar as atividades necessárias para a formalização e aprovação dos cursos.</text:p>
          </table:table-cell>
          <table:table-cell table:style-name="ce8" table:content-validation-name="val6" office:value-type="string" calcext:value-type="string">
            <text:p>Operacional</text:p>
          </table:table-cell>
          <table:table-cell table:style-name="ce8" office:value-type="string" calcext:value-type="string">
            <text:p>Definir equipe necessária para a atividade.</text:p>
          </table:table-cell>
          <table:table-cell table:style-name="ce8" office:value-type="string" calcext:value-type="string">
            <text:p>Instituto de Educação a Distânca - IEAD</text:p>
          </table:table-cell>
          <table:table-cell table:number-columns-repeated="1019"/>
        </table:table-row>
        <table:table-row table:style-name="ro8">
          <table:table-cell table:style-name="ce3" office:value-type="string" calcext:value-type="string">
            <text:p>Criação de um sistema de compartilhamento de conhecimentos entre servidores.</text:p>
          </table:table-cell>
          <table:table-cell table:style-name="ce3" office:value-type="string" calcext:value-type="string">
            <text:p>Definições do escopo e funcionalidades do sistema.</text:p>
          </table:table-cell>
          <table:table-cell table:style-name="ce8" table:content-validation-name="val6" office:value-type="string" calcext:value-type="string">
            <text:p>Operacional</text:p>
          </table:table-cell>
          <table:table-cell table:style-name="ce3" office:value-type="string" calcext:value-type="string">
            <text:p>Definir equipe necessária para a atividade.</text:p>
          </table:table-cell>
          <table:table-cell table:style-name="ce3" office:value-type="string" calcext:value-type="string">
            <text:p>DDP / DTI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 table:number-columns-spanned="1" table:number-rows-spanned="3">
            <text:p>Aprovar política institucional para a gestão e enfrentamento de crises, eventos fortuitos e/ou de força maior.</text:p>
          </table:table-cell>
          <table:table-cell table:style-name="ce3" office:value-type="string" calcext:value-type="string">
            <text:p>Definir equipe responsável pela elaboração de proposta de política institucional.</text:p>
          </table:table-cell>
          <table:table-cell table:style-name="ce8" table:content-validation-name="val6" office:value-type="string" calcext:value-type="string">
            <text:p>Tático</text:p>
          </table:table-cell>
          <table:table-cell table:style-name="ce3" office:value-type="string" calcext:value-type="string">
            <text:p>Definição da equipe</text:p>
          </table:table-cell>
          <table:table-cell table:style-name="ce3" office:value-type="string" calcext:value-type="string">
            <text:p>Gabinete da reitoria</text:p>
          </table:table-cell>
          <table:table-cell table:number-columns-repeated="1019"/>
        </table:table-row>
        <table:table-row table:style-name="ro10">
          <table:covered-table-cell table:style-name="ce18"/>
          <table:table-cell table:style-name="ce3" office:value-type="string" calcext:value-type="string">
            <text:p>Realização de estudo e elaboração da proposta.</text:p>
          </table:table-cell>
          <table:table-cell table:style-name="ce8" table:content-validation-name="val6" office:value-type="string" calcext:value-type="string">
            <text:p>Operacional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Gabinete da reitoria</text:p>
          </table:table-cell>
          <table:table-cell table:number-columns-repeated="1019"/>
        </table:table-row>
        <table:table-row table:style-name="ro10">
          <table:covered-table-cell table:style-name="ce19"/>
          <table:table-cell table:style-name="ce3" office:value-type="string" calcext:value-type="string">
            <text:p>Apresentação e aprovação da proposta.</text:p>
          </table:table-cell>
          <table:table-cell table:style-name="ce8" table:content-validation-name="val6" office:value-type="string" calcext:value-type="string">
            <text:p>Tático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Gabinete da reitoria</text:p>
          </table:table-cell>
          <table:table-cell table:number-columns-repeated="1019"/>
        </table:table-row>
        <table:table-row table:style-name="ro6">
          <table:table-cell table:style-name="ce3" table:number-columns-repeated="5"/>
          <table:table-cell table:number-columns-repeated="1019"/>
        </table:table-row>
        <table:table-row table:style-name="ro6" table:number-rows-repeated="11">
          <table:table-cell table:style-name="ce4" table:number-columns-repeated="5"/>
          <table:table-cell table:number-columns-repeated="1019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mpos_2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.418cm" svg:height="1.005cm" svg:x="1.352cm" svg:y="0.053cm" draw:caption-point-x="-0.327cm" draw:caption-point-y="-0.043cm">
              <dc:date>2022-09-08T00:00:00</dc:date>
              <text:p text:style-name="P5">Código identificador Do objetivo.</text:p>
            </office:annotation>
            <text:p>COD</text:p>
          </table:table-cell>
          <table:table-cell table:style-name="ce1" office:value-type="string" calcext:value-type="string">
            <office:annotation draw:style-name="gr4" draw:text-style-name="P2" svg:width="8.488cm" svg:height="2.989cm" svg:x="0cm" svg:y="0.053cm" draw:caption-point-x="6.065cm" draw:caption-point-y="-0.043cm">
              <dc:date>2022-09-08T00:00:00</dc:date>
              <text:p text:style-name="P5">Parte quantitativa do objetivo. Exemplo: OBJETIVO: Aumentar aquisição de notebooks. META: Comprar 300 notebooks em 2021. (O responsável pelo cadastramento poderá inserir mais de uma meta).</text:p>
            </office:annotation>
            <text:p>META</text:p>
          </table:table-cell>
          <table:table-cell table:style-name="ce1" office:value-type="string" calcext:value-type="string">
            <office:annotation draw:style-name="gr5" draw:text-style-name="P2" svg:width="6.544cm" svg:height="2.275cm" svg:x="6.762cm" svg:y="0.053cm" draw:caption-point-x="4.259cm" draw:caption-point-y="-0.043cm">
              <dc:date>2022-09-08T00:00:00</dc:date>
              <text:p text:style-name="P5">Prazo estabelecido para o alcance da meta, e sua respectiva reavaliação. Exemplo: Até dezembro/2021.</text:p>
            </office:annotation>
            <text:p>PRAZO DA META</text:p>
          </table:table-cell>
          <table:table-cell table:style-name="ce1" office:value-type="string" calcext:value-type="string">
            <office:annotation draw:style-name="gr9" draw:text-style-name="P2" svg:width="14.756cm" svg:height="5.239cm" svg:x="1.539cm" svg:y="0.053cm" draw:caption-point-x="14.522cm" draw:caption-point-y="-0.043cm">
              <dc:date>2022-09-08T00:00:00</dc:date>
              <text:p text:style-name="P5">O indicador é uma medida, de ordem quantitativa ou qualitativa, dotada de significado particular e utilizada para organizar e captar as informações relevantes dos elementos que compõem o objeto da observação. É um recurso metodológico que informa empiricamente sobre a evolução do aspecto observado. Exemplo: número de notebooks comprados por mês.</text:p>
            </office:annotation>
            <text:p>INDICADOR</text:p>
          </table:table-cell>
          <table:table-cell table:style-name="ce1" office:value-type="string" calcext:value-type="string">
            <office:annotation draw:style-name="gr10" draw:text-style-name="P2" svg:width="5.185cm" svg:height="2.141cm" svg:x="11.983cm" svg:y="0.053cm" draw:caption-point-x="9.117cm" draw:caption-point-y="-0.043cm">
              <dc:date>2022-09-08T00:00:00</dc:date>
              <text:p text:style-name="P5">Indicação se o indicador é quantitativo ou qualitativo. (O responsável pelo cadastramento poderá inserir mais de um indicador).</text:p>
            </office:annotation>
            <text:p>TIPO DE INDICADOR</text:p>
          </table:table-cell>
          <table:table-cell table:style-name="ce1" office:value-type="string" calcext:value-type="string">
            <office:annotation draw:style-name="gr11" draw:text-style-name="P2" svg:width="7.023cm" svg:height="3.413cm" svg:x="16.997cm" svg:y="0.026cm" draw:caption-point-x="9.143cm" draw:caption-point-y="-0.016cm">
              <dc:date>2022-09-08T00:00:00</dc:date>
              <text:p text:style-name="P5">Descrição da fórmula/equação correspondente à operacionalização do indicador. (Como calcular o indicador?). Exemplo: Quantidade de computadores novos disponíveis para uso/mês (300/12).</text:p>
            </office:annotation>
            <text:p>FÓRMULA DE CÁLCULO</text:p>
          </table:table-cell>
          <table:table-cell table:style-name="ce1" office:value-type="string" calcext:value-type="string">
            <office:annotation draw:style-name="gr10" draw:text-style-name="P2" svg:width="4.193cm" svg:height="2.141cm" svg:x="22.697cm" svg:y="0.053cm" draw:caption-point-x="8.817cm" draw:caption-point-y="-0.043cm">
              <dc:date>2022-09-08T00:00:00</dc:date>
              <text:p text:style-name="P5">Periodicidade em que será feita medição do indicador proposto. Exemplos: MENSAL ou SEMESTRAL. </text:p>
            </office:annotation>
            <text:p>PERIODICIDADE DE <text:s/>MEDIÇÃO</text:p>
          </table:table-cell>
          <table:table-cell table:style-name="ce1" office:value-type="string" calcext:value-type="string">
            <office:annotation draw:style-name="gr12" draw:text-style-name="P2" svg:width="3.744cm" svg:height="2.529cm" svg:x="25.053cm" svg:y="0.053cm" draw:caption-point-x="10.942cm" draw:caption-point-y="-0.043cm">
              <dc:date>2022-09-08T00:00:00</dc:date>
              <text:p text:style-name="P5">Indicação, quando couber, da situação inicial na qual o indicador se encontrava antes do levantamento.</text:p>
            </office:annotation>
            <text:p>SITUAÇÃO INICIAL</text:p>
          </table:table-cell>
          <table:table-cell table:style-name="ce1" office:value-type="string" calcext:value-type="string">
            <text:p>SITUAÇÃO ATUAL</text:p>
          </table:table-cell>
          <table:table-cell table:style-name="ce11" office:value-type="string" calcext:value-type="string">
            <office:annotation draw:style-name="gr13" draw:text-style-name="P2" svg:width="20.931cm" svg:height="3.281cm" svg:x="44.744cm" svg:y="0.053cm" draw:caption-point-x="1.553cm" draw:caption-point-y="-0.043cm">
              <dc:date>2022-09-08T00:00:00</dc:date>
              <text:p text:style-name="P5">Indicação do percentual calculado pelo sistema com base no indicador estipulado. </text:p>
            </office:annotation>
            <text:p>CUMPRIMENTO DA META (%)</text:p>
          </table:table-cell>
          <table:table-cell table:style-name="ce13" office:value-type="string" calcext:value-type="string">
            <office:annotation draw:style-name="gr14" draw:text-style-name="P2" svg:width="13.349cm" svg:height="1.693cm" svg:x="46.2cm" svg:y="0.053cm" draw:caption-point-x="7.545cm" draw:caption-point-y="-0.043cm">
              <dc:date>2022-09-08T00:00:00</dc:date>
              <text:p text:style-name="P5">Indicação da unidade responsável pelo controle do processo, atividade ou projeto. Informando nome e código da unidade, conforme sistema SEI.</text:p>
            </office:annotation>
            <text:p>UNIDADE RESPONSÁVEL PELO CONTROLE</text:p>
          </table:table-cell>
          <table:table-cell table:style-name="ce13" office:value-type="string" calcext:value-type="string">
            <office:annotation draw:style-name="gr15" draw:text-style-name="P2" svg:width="19.553cm" svg:height="1.323cm" svg:x="47.894cm" svg:y="0.053cm" draw:caption-point-x="11.142cm" draw:caption-point-y="-0.043cm">
              <dc:date>2022-09-08T00:00:00</dc:date>
              <text:p text:style-name="P5">Considerações do gestor responsável pelo cumprimento da meta sobre os resultados alcançados. </text:p>
            </office:annotation>
            <text:p>PARECER</text:p>
          </table:table-cell>
          <table:table-cell table:style-name="ce13" office:value-type="string" calcext:value-type="string">
            <office:annotation draw:style-name="gr16" draw:text-style-name="P2" svg:width="0.82cm" svg:height="7.185cm" svg:x="54.521cm" svg:y="0.053cm" draw:caption-point-x="9.583cm" draw:caption-point-y="-0.043cm">
              <dc:date>2022-09-08T00:00:00</dc:date>
              <text:p text:style-name="P5">Indicação, quando couber, de outras considerações relevantes. </text:p>
            </office:annotation>
            <text:p>OBSERVAÇÕES</text:p>
          </table:table-cell>
          <table:table-cell table:style-name="ce14" table:number-columns-repeated="1004"/>
          <table:table-cell/>
        </table:table-row>
        <table:table-row table:style-name="ro2">
          <table:table-cell table:style-name="ce2" office:value-type="string" calcext:value-type="string">
            <text:p>A001</text:p>
          </table:table-cell>
          <table:table-cell table:style-name="ce2" office:value-type="string" calcext:value-type="string">
            <text:p>Seleção de 5 projetos de cursos para as 3 de conhecimento para serem ministrados na Unilab no próximo semestre.</text:p>
          </table:table-cell>
          <table:table-cell table:style-name="ce6" office:value-type="string" calcext:value-type="string">
            <text:p>Outubro de 2021</text:p>
          </table:table-cell>
          <table:table-cell table:style-name="ce2" office:value-type="string" calcext:value-type="string">
            <text:p>Número de projetos selecionados por área de conhecimento</text:p>
          </table:table-cell>
          <table:table-cell table:style-name="ce2" table:content-validation-name="val3" office:value-type="string" calcext:value-type="string">
            <text:p>Quantitativo</text:p>
          </table:table-cell>
          <table:table-cell table:style-name="ce2" office:value-type="string" calcext:value-type="string">
            <text:p>n=x/15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percentage" office:value="0" calcext:value-type="percentage">
            <text:p>0%</text:p>
          </table:table-cell>
          <table:table-cell table:style-name="ce3" office:value-type="string" calcext:value-type="string">
            <text:p>DTI</text:p>
          </table:table-cell>
          <table:table-cell table:number-columns-repeated="2" table:style-name="ce3" office:value-type="string" calcext:value-type="string">
            <text:p>Teste</text:p>
          </table:table-cell>
          <table:table-cell table:style-name="ce15" table:number-columns-repeated="1004"/>
          <table:table-cell/>
        </table:table-row>
        <table:table-row table:style-name="ro5">
          <table:table-cell table:style-name="ce2" office:value-type="string" calcext:value-type="string">
            <text:p>A002</text:p>
          </table:table-cell>
          <table:table-cell table:style-name="ce2" office:value-type="string" calcext:value-type="string">
            <text:p>Aumentar em 30% o número de cursos de graduação ofertados na modalidade EAD.</text:p>
          </table:table-cell>
          <table:table-cell table:style-name="ce2" office:value-type="string" calcext:value-type="string">
            <text:p>Dezembro de 2026</text:p>
          </table:table-cell>
          <table:table-cell table:style-name="ce2" office:value-type="string" calcext:value-type="string">
            <text:p>Percentual de cursos criados.</text:p>
          </table:table-cell>
          <table:table-cell table:style-name="ce2" table:content-validation-name="val3" office:value-type="string" calcext:value-type="string">
            <text:p>Quantitativo</text:p>
          </table:table-cell>
          <table:table-cell table:style-name="ce2" office:value-type="string" calcext:value-type="string">
            <text:p>n= ( qtd cursos EAD criados / total de cursos EAD ) * 100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3" office:value-type="string" calcext:value-type="string">
            <text:p>Pró-reitoria de Graduação - PROGRAD</text:p>
          </table:table-cell>
          <table:table-cell table:number-columns-repeated="2" table:style-name="ce3" office:value-type="string" calcext:value-type="string">
            <text:p>Teste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003</text:p>
          </table:table-cell>
          <table:table-cell table:style-name="ce3" office:value-type="string" calcext:value-type="string">
            <text:p>Criação de um sistema de compartilhamento de conhecimentos entre servidores.</text:p>
          </table:table-cell>
          <table:table-cell table:style-name="ce3" office:value-type="string" calcext:value-type="string">
            <text:p>Dezembro de 2024</text:p>
          </table:table-cell>
          <table:table-cell table:style-name="ce2" office:value-type="string" calcext:value-type="string">
            <text:p>Criação do sistema</text:p>
          </table:table-cell>
          <table:table-cell table:style-name="ce2" table:content-validation-name="val3" office:value-type="string" calcext:value-type="string">
            <text:p>Qualitativo</text:p>
          </table:table-cell>
          <table:table-cell table:style-name="ce2" office:value-type="string" calcext:value-type="string">
            <text:p>n = 0 ou 1, 0 se não criado, 1 se criado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3" office:value-type="string" calcext:value-type="string">
            <text:p>SGP</text:p>
          </table:table-cell>
          <table:table-cell table:number-columns-repeated="2" table:style-name="ce3" office:value-type="string" calcext:value-type="string">
            <text:p>Teste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004</text:p>
          </table:table-cell>
          <table:table-cell table:style-name="ce3" office:value-type="string" calcext:value-type="string">
            <text:p>Aprovar política institucional para a gestão e enfrentamento de crises, eventos fortuitos e/ou de força maior.</text:p>
          </table:table-cell>
          <table:table-cell table:style-name="ce3" office:value-type="string" calcext:value-type="string">
            <text:p>Dezembro de 2022</text:p>
          </table:table-cell>
          <table:table-cell table:style-name="ce2" office:value-type="string" calcext:value-type="string">
            <text:p>Aprovação da política</text:p>
          </table:table-cell>
          <table:table-cell table:style-name="ce2" table:content-validation-name="val3" office:value-type="string" calcext:value-type="string">
            <text:p>Qualitativo</text:p>
          </table:table-cell>
          <table:table-cell table:style-name="ce2" office:value-type="string" calcext:value-type="string">
            <text:p>n = 0 ou 1, 0 se não aprovado, 1 se aprovado</text:p>
          </table:table-cell>
          <table:table-cell table:style-name="ce2" office:value-type="string" calcext:value-type="string">
            <text:p>Semest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3" office:value-type="string" calcext:value-type="string">
            <text:p>Gabinete da Reitoria</text:p>
          </table:table-cell>
          <table:table-cell table:number-columns-repeated="2" table:style-name="ce3" office:value-type="string" calcext:value-type="string">
            <text:p>Teste</text:p>
          </table:table-cell>
          <table:table-cell table:number-columns-repeated="1005"/>
        </table:table-row>
        <table:table-row table:style-name="ro1" table:number-rows-repeated="3">
          <table:table-cell table:style-name="ce3" table:number-columns-repeated="3"/>
          <table:table-cell table:style-name="ce2" table:number-columns-repeated="7"/>
          <table:table-cell table:style-name="ce3" table:number-columns-repeated="3"/>
          <table:table-cell table:number-columns-repeated="1005"/>
        </table:table-row>
        <table:table-row table:style-name="ro1" table:number-rows-repeated="11">
          <table:table-cell table:style-name="ce4" table:number-columns-repeated="3"/>
          <table:table-cell table:style-name="ce10" table:number-columns-repeated="7"/>
          <table:table-cell table:style-name="ce4" table:number-columns-repeated="3"/>
          <table:table-cell table:number-columns-repeated="1005"/>
        </table:table-row>
        <table:table-row table:style-name="ro1" table:number-rows-repeated="1048551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oes" style:display-name="PageStyle_aco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mpos" style:display-name="PageStyle_camp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tivo" style:display-name="PageStyle_objeti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ássio Custódio</meta:initial-creator>
    <meta:creation-date>2021-07-07T13:06:29</meta:creation-date>
    <dc:date>2022-09-08T07:06:05.855000000</dc:date>
    <meta:generator>LibreOffice/7.3.3.2$Windows_X86_64 LibreOffice_project/d1d0ea68f081ee2800a922cac8f79445e4603348</meta:generator>
    <meta:editing-duration>PT1M45S</meta:editing-duration>
    <meta:editing-cycles>1</meta:editing-cycles>
    <meta:document-statistic meta:table-count="4" meta:cell-count="269" meta:object-count="0"/>
    <meta:user-defined meta:name="AppVersion">16.0300</meta:user-defined>
  </office:meta>
</office:document-meta>
</file>